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7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39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ara detection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{'Mirai_Botnet_Malware'}</text:p>
          </table:table-cell>
          <table:table-cell office:value-type="string" calcext:value-type="string">
            <text:p>set()</text:p>
          </table:table-cell>
        </table:table-row>
        <table:table-row table:style-name="ro1">
          <table:table-cell office:value-type="string" calcext:value-type="string">
            <text:p>load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set()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set()</text:p>
          </table:table-cell>
        </table:table-row>
        <table:table-row table:style-name="ro1">
          <table:table-cell office:value-type="string" calcext:value-type="string">
            <text:p>clien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set()</text:p>
          </table:table-cell>
        </table:table-row>
        <table:table-row table:style-name="ro1">
          <table:table-cell office:value-type="string" calcext:value-type="string">
            <text:p>KAAL_BHAIRAV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set()</text:p>
          </table:table-cell>
        </table:table-row>
        <table:table-row table:style-name="ro1">
          <table:table-cell office:value-type="string" calcext:value-type="string">
            <text:p>mettle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{'SHA256_Constants', 'vmdetect', 'MD5_Constants', 'RIPEMD160_Constants', 'SHA1_Constants', 'n3ed_353269e916e90a4e'}</text:p>
          </table:table-cell>
          <table:table-cell office:value-type="string" calcext:value-type="string">
            <text:p>{'SHA256_Constants', 'vmdetect', 'MD5_Constants', 'RIPEMD160_Constants', 'SHA1_Constants', 'o3e7_33335e8a5b8b1b32', 'o3e7_33335e9a5ee31b32'}</text:p>
          </table:table-cell>
        </table:table-row>
        <table:table-row table:style-name="ro1">
          <table:table-cell office:value-type="string" calcext:value-type="string">
            <text:p>Worm.FreeBSD.Block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{'misc_shells'}</text:p>
          </table:table-cell>
        </table:table-row>
        <table:table-row table:style-name="ro1">
          <table:table-cell office:value-type="string" calcext:value-type="string">
            <text:p>Virus.Unix.Adraste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set()</text:p>
          </table:table-cell>
        </table:table-row>
        <table:table-row table:style-name="ro1">
          <table:table-cell office:value-type="string" calcext:value-type="string">
            <text:p>Net-Worm.Linux.Slapp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set()</text:p>
          </table:table-cell>
        </table:table-row>
        <table:table-row table:style-name="ro1">
          <table:table-cell office:value-type="string" calcext:value-type="string">
            <text:p>Exploit.Linux.Nhttp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{'misc_shells'}</text:p>
          </table:table-cell>
        </table:table-row>
        <table:table-row table:style-name="ro1">
          <table:table-cell office:value-type="string" calcext:value-type="string">
            <text:p>Exploit.Linux.Interbas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set()</text:p>
          </table:table-cell>
        </table:table-row>
        <table:table-row table:style-name="ro1">
          <table:table-cell office:value-type="string" calcext:value-type="string">
            <text:p>pnsca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set()</text:p>
          </table:table-cell>
        </table:table-row>
        <table:table-row table:style-name="ro1">
          <table:table-cell office:value-type="string" calcext:value-type="string">
            <text:p>lightaidr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{'network_irc'}</text:p>
          </table:table-cell>
        </table:table-row>
        <table:table-row table:style-name="ro1">
          <table:table-cell office:value-type="string" calcext:value-type="string">
            <text:p>ogw0rm.exe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{'m3ed_3b9ac926994f4932', 'persistence', 'win_mutex', 'm3ed_3b9ac906fa230932', 'm3ed_3b9ac956dee31932', 'm3ed_3b9ac906dae31932', 'maldoc_find_kernel32_base_method_1', 'Embedded_PE', 'm3ed_3b9ac936d96f4932', 'm3ed_3b9ac916dee31932', 'm3ed_3b9ac906ba231932', 'm3ed_3b9ac9369abb1932', 'm3ed_3b9ac92699bf1932', 'm3ed_3b9ac926da9b1932', 'm3ed_3b9ac936d9bf1932', 'm3ed_3b9ac956dec31932', 'win_files_operation', 'm3ed_3b9ac936d3a31932', 'm3ed_3b9ac916dae31932', 'm3ed_3b9ac904dae31932', 'm3ed_3b9ac926999b1932', 'm3ed_3b9ac9769abb1932', 'm3ed_3b9ac954dae31932', 'm3ed_3b9ac946decb4932', 'win_registry', 'm3ed_3b9ac946dee31932', 'm3ed_3b9ac936d3bb1932', 'm3ed_3b9ac946dae31932', 'anti_dbg', 'm3ed_3b9ac906d6d31932', 'm3ed_3b9ac926debb1932'}</text:p>
          </table:table-cell>
          <table:table-cell office:value-type="string" calcext:value-type="string">
            <text:p>{'m3ed_3b9ac926994f4932', 'persistence', 'win_mutex', 'm3ed_3b9ac906fa230932', 'm3ed_3b9ac956dee31932', 'm3ed_3b9ac906dae31932', 'maldoc_find_kernel32_base_method_1', 'Embedded_PE', 'm3ed_3b9ac936d96f4932', 'm3ed_3b9ac916dee31932', 'm3ed_3b9ac906ba231932', 'm3ed_3b9ac9369abb1932', 'm3ed_3b9ac92699bf1932', 'm3ed_3b9ac926da9b1932', 'm3ed_3b9ac936d9bf1932', 'm3ed_3b9ac956dec31932', 'win_files_operation', 'm3ed_3b9ac936d3a31932', 'm3ed_3b9ac916dae31932', 'm3ed_3b9ac904dae31932', 'm3ed_3b9ac926999b1932', 'm3ed_3b9ac9769abb1932', 'm3ed_3b9ac954dae31932', 'create_process', 'm3ed_3b9ac946decb4932', 'win_registry', 'm3ed_3b9ac946dee31932', 'm3ed_3b9ac936d3bb1932', 'm3ed_3b9ac946dae31932', 'anti_dbg', 'm3ed_3b9ac906d6d31932', 'm3ed_3b9ac926debb1932'}</text:p>
          </table:table-cell>
        </table:table-row>
        <table:table-row table:style-name="ro1">
          <table:table-cell office:value-type="string" calcext:value-type="string">
            <text:p>mimilib.dll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{'m3ed_3b9ac926994f4932', 'm3ed_3b9ac906fa230932', 'm3ed_3b9ac956dee31932', 'hacktool_windows_mimikatz_sekurlsa', 'hacktool_windows_mimikatz_copywrite', 'm3ed_3b9ac906dae31932', 'maldoc_find_kernel32_base_method_1', 'Embedded_PE', 'm3ed_3b9ac936d96f4932', 'm3ed_3b9ac916dee31932', 'm3ed_3b9ac906ba231932', 'm3ed_3b9ac9369abb1932', 'm3ed_3b9ac92699bf1932', 'm3ed_3b9ac926da9b1932', 'hacktool_windows_mimikatz_errors', 'm3ed_3b9ac936d9bf1932', 'm3ed_3b9ac956dec31932', 'win_files_operation', 'm3ed_3b9ac936d3a31932', 'hacktool_windows_mimikatz_modules', 'm3ed_3b9ac916dae31932', 'm3ed_3b9ac904dae31932', 'm3ed_3b9ac9769abb1932', 'm3ed_3b9ac926999b1932', 'm3ed_3b9ac954dae31932', 'create_process', 'm3ed_3b9ac946decb4932', 'Mimikatz_Strings', 'm3ed_3b9ac946dee31932', 'm3ed_3b9ac936d3bb1932', 'win_token', 'm3ed_3b9ac946dae31932', 'anti_dbg', 'm3ed_3b9ac906d6d31932', 'm3ed_3b9ac926debb1932', 'hacktool_windows_mimikatz_files'}</text:p>
          </table:table-cell>
          <table:table-cell office:value-type="string" calcext:value-type="string">
            <text:p>{'n3ed_0ce3390f3a534aba', 'n3ed_39857a1691ab1932', 'n3ed_39957a1aba231932', 'n3ed_39857a56d7a31932', 'n3ed_239c364bc6220b12', 'n3ed_239c364bc6620b12', 'hacktool_windows_mimikatz_copywrite', 'hacktool_windows_mimikatz_sekurlsa', 'n3ed_39857a56dfa31932', 'n3ed_39957a5a56c31932', 'n3ed_39857a56d9e31932', 'n3e9_411f9e99c2469932', 'n3ed_39857a5ed6d31932', 'n3ed_0ca3390f3a136932', 'n3ed_39857a46dcbb1932', 'n3ed_0ce3390f3a1b4a9a', 'n3ed_0ce3390f3a53ebb6', 'n3ed_0ce3390f3a126b36', 'maldoc_find_kernel32_base_method_1', 'Embedded_PE', 'n3ed_0c89a5a6d2d31912', 'n3ed_39857a56d6d31932', 'n3ed_0ca3390f1a12f936', 'n3ed_291771a8c2000b32', 'n3ed_39857a4edcab0932', 'n3ed_39957a1eba231932', 'n3ed_39857a46fe231932', 'n3ed_0ce3390f3a5acad2', 'n3ed_39857a56dda31932', 'n3ed_0ca3390f1a13d932', 'hacktool_windows_mimikatz_errors', 'n3ed_39957a5ed6c31932', 'n3ed_39857a5edec31932', 'n3ed_39857a46dbd31932', 'n3ed_39857a46fa231932', 'win_files_operation', 'n3ed_39857a56ded31932', 'n3ed_0ca3390f1a139932', 'n3ed_0ca3390f1a52f131', 'hacktool_windows_mimikatz_modules', 'n3ed_39857a16dba31932', 'n3ed_119eae89c0000b16', 'n3ed_39857a54d6c31932', 'n3ed_1922e854d6c31912', 'create_process', 'n3ed_39957a12d3d30932', 'Mimikatz_Strings', 'n3ed_092fb0f929246b16', 'n3ed_39857a56ba231932', 'win_token', 'anti_dbg', 'n3ed_39857a46ee600932', 'n3ed_119e2169c0800b16', 'hacktool_windows_mimikatz_files', 'n3ed_0ce3390f3a126b16', 'n3ed_09317334d6a67916'}</text:p>
          </table:table-cell>
        </table:table-row>
        <table:table-row table:style-name="ro1">
          <table:table-cell office:value-type="string" calcext:value-type="string">
            <text:p>mimispool.dl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{'m3ed_3b9ac926994f4932', 'm3ed_3b9ac906fa230932', 'm3ed_3b9ac956dee31932', 'hacktool_windows_mimikatz_copywrite', 'm3ed_3b9ac906dae31932', 'maldoc_find_kernel32_base_method_1', 'Embedded_PE', 'm3ed_3b9ac936d96f4932', 'm3ed_3b9ac916dee31932', 'm3ed_3b9ac906ba231932', 'm3ed_3b9ac9369abb1932', 'm3ed_3b9ac92699bf1932', 'm3ed_3b9ac926da9b1932', 'm3ed_3b9ac936d9bf1932', 'm3ed_3b9ac956dec31932', 'win_files_operation', 'm3ed_3b9ac936d3a31932', 'm3ed_3b9ac916dae31932', 'm3ed_3b9ac904dae31932', 'm3ed_3b9ac926999b1932', 'm3ed_3b9ac9769abb1932', 'm3ed_3b9ac954dae31932', 'm3ed_3b9ac946decb4932', 'm3ed_3b9ac946dee31932', 'm3ed_3b9ac936d3bb1932', 'm3ed_3b9ac946dae31932', 'anti_dbg', 'm3ed_3b9ac906d6d31932', 'm3ed_3b9ac926debb1932'}</text:p>
          </table:table-cell>
          <table:table-cell office:value-type="string" calcext:value-type="string">
            <text:p>{'m3ed_3b9ac926994f4932', 'm3ed_3b9ac906fa230932', 'm3ed_3b9ac956dee31932', 'hacktool_windows_mimikatz_copywrite', 'm3ed_3b9ac906dae31932', 'maldoc_find_kernel32_base_method_1', 'Embedded_PE', 'm3ed_3b9ac936d96f4932', 'm3ed_3b9ac916dee31932', 'm3ed_3b9ac906ba231932', 'm3ed_3b9ac9369abb1932', 'm3ed_3b9ac92699bf1932', 'm3ed_3b9ac926da9b1932', 'm3ed_3b9ac936d9bf1932', 'm3ed_3b9ac956dec31932', 'win_files_operation', 'm3ed_3b9ac936d3a31932', 'm3ed_3b9ac916dae31932', 'm3ed_3b9ac904dae31932', 'm3ed_3b9ac926999b1932', 'm3ed_3b9ac9769abb1932', 'm3ed_3b9ac954dae31932', 'create_process', 'm3ed_3b9ac946decb4932', 'm3ed_3b9ac946dee31932', 'm3ed_3b9ac936d3bb1932', 'm3ed_3b9ac946dae31932', 'anti_dbg', 'm3ed_3b9ac906d6d31932', 'm3ed_3b9ac926debb1932'}</text:p>
          </table:table-cell>
        </table:table-row>
        <table:table-row table:style-name="ro1">
          <table:table-cell office:value-type="string" calcext:value-type="string">
            <text:p>mimilove.exe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{'m3ed_3b9ac926994f4932', 'm3ed_3b9ac906fa230932', 'm3ed_3b9ac956dee31932', 'hacktool_windows_mimikatz_copywrite', 'm3ed_3b9ac906dae31932', 'maldoc_find_kernel32_base_method_1', 'Embedded_PE', 'm3ed_3b9ac936d96f4932', 'm3ed_3b9ac916dee31932', 'm3ed_3b9ac906ba231932', 'm3ed_3b9ac9369abb1932', 'm3ed_3b9ac92699bf1932', 'm3ed_3b9ac926da9b1932', 'm3ed_3b9ac936d9bf1932', 'm3ed_3b9ac956dec31932', 'win_files_operation', 'm3ed_3b9ac936d3a31932', 'hacktool_windows_mimikatz_modules', 'm3ed_3b9ac916dae31932', 'm3ed_3b9ac904dae31932', 'm3ed_3b9ac926999b1932', 'm3ed_3b9ac9769abb1932', 'm3ed_3b9ac954dae31932', 'm3ed_3b9ac946decb4932', 'm3ed_3b9ac946dee31932', 'm3ed_3b9ac936d3bb1932', 'm3ed_3b9ac946dae31932', 'anti_dbg', 'm3ed_3b9ac906d6d31932', 'm3ed_3b9ac926debb1932'}</text:p>
          </table:table-cell>
          <table:table-cell office:value-type="string" calcext:value-type="string">
            <text:p>{'n3ed_0ce3390f3a534aba', 'n3ed_39857a1691ab1932', 'n3ed_39957a1aba231932', 'n3ed_39857a56d7a31932', 'n3ed_239c364bc6220b12', 'n3ed_239c364bc6620b12', 'hacktool_windows_mimikatz_copywrite', 'n3ed_39857a56dfa31932', 'n3ed_39957a5a56c31932', 'n3ed_39857a56d9e31932', 'n3e9_411f9e99c2469932', 'n3ed_39857a5ed6d31932', 'n3ed_0ca3390f3a136932', 'n3ed_39857a46dcbb1932', 'n3ed_0ce3390f3a53ebb6', 'n3ed_0ce3390f3a126b36', 'maldoc_find_kernel32_base_method_1', 'Embedded_PE', 'n3ed_0c89a5a6d2d31912', 'n3ed_39857a56d6d31932', 'n3ed_0ca3390f1a12f936', 'n3ed_291771a8c2000b32', 'n3ed_39857a4edcab0932', 'n3ed_39957a1eba231932', 'n3ed_39857a46fe231932', 'n3ed_0ce3390f3a5acad2', 'n3ed_39857a56dda31932', 'n3ed_0ca3390f1a13d932', 'n3ed_39957a5ed6c31932', 'n3ed_39857a5edec31932', 'n3ed_39857a46dbd31932', 'n3ed_39857a46fa231932', 'win_files_operation', 'n3ed_39857a56ded31932', 'n3ed_0ca3390f1a139932', 'n3ed_0ca3390f1a52f131', 'hacktool_windows_mimikatz_modules', 'n3ed_39857a16dba31932', 'n3ed_119eae89c0000b16', 'n3ed_39857a54d6c31932', 'n3ed_1922e854d6c31912', 'create_process', 'n3ed_39957a12d3d30932', 'n3ed_092fb0f929246b16', 'n3ed_39857a56ba231932', 'anti_dbg', 'n3ed_39857a46ee600932', 'n3ed_119e2169c0800b16', 'n3ed_0ce3390f3a1b4a9a', 'n3ed_0ce3390f3a126b16', 'n3ed_09317334d6a67916'}</text:p>
          </table:table-cell>
        </table:table-row>
        <table:table-row table:style-name="ro1">
          <table:table-cell office:value-type="string" calcext:value-type="string">
            <text:p>mimikatz.ex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{'maldoc_find_kernel32_base_method_1', 'cred_local', 'create_process', 'win_mutex', 'network_dns', 'Mimikatz_Strings', 'win_registry', 'Embedded_PE', 'create_service', 'win_files_operation', 'inject_thread', 'dbgdetect_funcs', 'win_token', 'spreading_share', 'anti_dbg', 'mimikatz'}</text:p>
          </table:table-cell>
        </table:table-row>
        <table:table-row table:style-name="ro1">
          <table:table-cell office:value-type="string" calcext:value-type="string">
            <text:p>Dexter.exe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'persistence', 'win_mutex', 'k400_1ec313eb48800112', 'k3e9_63b4b3c330cc4b17', 'k3e9_51a93326094b6b32', 'k3e9_51a933160d2b6b32', 'k3e9_51a933060b8b6b32', 'k3e9_51a93336094b6b32', 'Embedded_PE', 'k3e9_51a93326092b6b32', 'k3e9_329b94aad992f916', 'k3e9_51a933160a8b6b32', 'k3ec_2d1596c1c4000b32', 'k3e9_51a93326096b6b32', 'escalate_priv', 'win_files_operation', 'network_http', 'k3e9_51a933160a2b6b32', 'create_process', 'k3e9_51a933360dab6b32', 'win_registry', 'k3e9_51a9331609ab6b32', 'k3e9_51a933060b2b6b32', 'inject_thread', 'win_token'}</text:p>
          </table:table-cell>
          <table:table-cell office:value-type="string" calcext:value-type="string">
            <text:p>{'m3e9_361f6a48c4000b10', 'persistence', 'create_process', 'win_mutex', 'Embedded_PE', 'm3e9_29d4e849c0000b32', 'win_registry', 'escalate_priv', 'm3e9_564b92e259af42fe', 'win_files_operation', 'network_http', 'm3e9_361e6a48c0000b10', 'inject_thread', 'win_token', 'm3e9_3a4de849c0000b16', 'm3e9_361f6a48c0000b10', 'm3e9_3a4d7ec1c8000b16', 'm3e9_574b92e259af6b32', 'm3e9_361e6a48c0000b14', 'n3ed_353269e916e90a4e'}</text:p>
          </table:table-cell>
        </table:table-row>
        <table:table-row table:style-name="ro1">
          <table:table-cell office:value-type="string" calcext:value-type="string">
            <text:p>alina.exe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{'m3ed_3b9ac926994f4932', 'persistence', 'win_mutex', 'm3ed_3b9ac906fa230932', 'm3ed_3b9ac956dee31932', 'm3ed_3b9ac906dae31932', 'maldoc_find_kernel32_base_method_1', 'Embedded_PE', 'm3ed_3b9ac936d96f4932', 'm3ed_3b9ac916dee31932', 'network_dropper', 'm3ed_3b9ac906ba231932', 'dbgdetect_funcs', 'm3ed_3b9ac9369abb1932', 'm3ed_3b9ac92699bf1932', 'm3ed_3b9ac926da9b1932', 'm3ed_3b9ac936d9bf1932', 'm3ed_3b9ac956dec31932', 'ZLoader', 'win_files_operation', 'network_http', 'm3ed_3b9ac936d3a31932', 'm3ed_3b9ac916dae31932', 'm3ed_3b9ac904dae31932', 'm3ed_3b9ac926999b1932', 'm3ed_3b9ac9769abb1932', 'm3ed_3b9ac954dae31932', 'create_process', 'm3ed_3b9ac946decb4932', 'win_registry', 'm3ed_3b9ac946dee31932', 'm3ed_3b9ac936d3bb1932', 'inject_thread', 'm3ed_3b9ac946dae31932', 'anti_dbg', 'm3ed_3b9ac906d6d31932', 'm3ed_3b9ac926debb1932'}</text:p>
          </table:table-cell>
          <table:table-cell office:value-type="string" calcext:value-type="string">
            <text:p>{'n3ed_0ce3390f3a534aba', 'persistence', 'n3ed_39857a1691ab1932', 'win_mutex', 'n3ed_39957a1aba231932', 'n3ed_39857a56d7a31932', 'n3ed_239c364bc6220b12', 'n3ed_239c364bc6620b12', 'n3ed_39857a56dfa31932', 'n3ed_39957a5a56c31932', 'n3ed_39857a56d9e31932', 'n3e9_411f9e99c2469932', 'n3ed_39857a5ed6d31932', 'n3ed_0ca3390f3a136932', 'n3ed_39857a46dcbb1932', 'n3ed_0ce3390f3a53ebb6', 'n3ed_0ce3390f3a126b36', 'maldoc_find_kernel32_base_method_1', 'Embedded_PE', 'network_dropper', 'n3ed_0c89a5a6d2d31912', 'n3ed_39857a56d6d31932', 'dbgdetect_funcs', 'n3ed_0ca3390f1a12f936', 'n3ed_291771a8c2000b32', 'n3ed_39957a1eba231932', 'n3ed_39857a46fe231932', 'n3ed_0ce3390f3a5acad2', 'n3ed_39857a4edcab0932', 'n3ed_39857a56dda31932', 'n3ed_0ca3390f1a13d932', 'n3ed_39957a5ed6c31932', 'n3ed_39857a5edec31932', 'n3ed_39857a46dbd31932', 'n3ed_39857a46fa231932', 'win_files_operation', 'network_http', 'n3ed_39857a56ded31932', 'ZLoader', 'n3ed_0ca3390f1a139932', 'n3ed_0ca3390f1a52f131', 'n3ed_39857a16dba31932', 'n3ed_119eae89c0000b16', 'n3ed_39857a54d6c31932', 'n3ed_1922e854d6c31912', 'create_process', 'n3ed_39957a12d3d30932', 'win_registry', 'n3ed_092fb0f929246b16', 'n3ed_39857a56ba231932', 'inject_thread', 'anti_dbg', 'n3ed_39857a46ee600932', 'n3ed_119e2169c0800b16', 'n3ed_0ce3390f3a1b4a9a', 'n3ed_0ce3390f3a126b16', 'n3ed_09317334d6a67916'}</text:p>
          </table:table-cell>
        </table:table-row>
        <table:table-row table:style-name="ro1">
          <table:table-cell office:value-type="string" calcext:value-type="string">
            <text:p>encrypt.ex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{'m3ed_3b9ac926994f4932', 'm3ed_3b9ac906fa230932', 'm3ed_3b9ac956dee31932', 'm3ed_3b9ac906dae31932', 'maldoc_find_kernel32_base_method_1', 'Embedded_PE', 'm3ed_3b9ac936d96f4932', 'm3ed_3b9ac916dee31932', 'm3ed_3b9ac906ba231932', 'm3ed_3b9ac9369abb1932', 'm3ed_3b9ac92699bf1932', 'm3ed_3b9ac926da9b1932', 'm3ed_3b9ac936d9bf1932', 'm3ed_3b9ac956dec31932', 'win_files_operation', 'm3ed_3b9ac936d3a31932', 'm3ed_3b9ac916dae31932', 'm3ed_3b9ac904dae31932', 'm3ed_3b9ac926999b1932', 'm3ed_3b9ac9769abb1932', 'm3ed_3b9ac954dae31932', 'create_process', 'm3ed_3b9ac946decb4932', 'm3ed_3b9ac946dee31932', 'm3ed_3b9ac936d3bb1932', 'm3ed_3b9ac946dae31932', 'anti_dbg', 'm3ed_3b9ac906d6d31932', 'm3ed_3b9ac926debb1932'}</text:p>
          </table:table-cell>
        </table:table-row>
        <table:table-row table:style-name="ro1">
          <table:table-cell office:value-type="string" calcext:value-type="string">
            <text:p>BinToHex.ex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{'m3ed_3b9ac926994f4932', 'android_meterpreter', 'm3ed_3b9ac906fa230932', 'm3ed_3b9ac956dee31932', 'm3ed_3b9ac906dae31932', 'maldoc_find_kernel32_base_method_1', 'Embedded_PE', 'm3ed_3b9ac936d96f4932', 'm3ed_3b9ac916dee31932', 'm3ed_3b9ac906ba231932', 'm3ed_3b9ac9369abb1932', 'm3ed_3b9ac92699bf1932', 'm3ed_3b9ac926da9b1932', 'm3ed_3b9ac936d9bf1932', 'm3ed_3b9ac956dec31932', 'win_files_operation', 'm3ed_3b9ac936d3a31932', 'm3ed_3b9ac916dae31932', 'm3ed_3b9ac904dae31932', 'm3ed_3b9ac926999b1932', 'm3ed_3b9ac9769abb1932', 'm3ed_3b9ac954dae31932', 'm3ed_3b9ac946decb4932', 'm3ed_3b9ac946dee31932', 'm3ed_3b9ac936d3bb1932', 'm3ed_3b9ac946dae31932', 'anti_dbg', 'm3ed_3b9ac906d6d31932', 'm3ed_3b9ac926debb1932'}</text:p>
          </table:table-cell>
          <table:table-cell office:value-type="string" calcext:value-type="string">
            <text:p>{'m3ed_3b9ac926994f4932', 'android_meterpreter', 'm3ed_3b9ac906fa230932', 'm3ed_3b9ac956dee31932', 'm3ed_3b9ac906dae31932', 'maldoc_find_kernel32_base_method_1', 'Embedded_PE', 'm3ed_3b9ac936d96f4932', 'm3ed_3b9ac916dee31932', 'm3ed_3b9ac906ba231932', 'm3ed_3b9ac9369abb1932', 'm3ed_3b9ac92699bf1932', 'm3ed_3b9ac926da9b1932', 'm3ed_3b9ac936d9bf1932', 'm3ed_3b9ac956dec31932', 'win_files_operation', 'm3ed_3b9ac936d3a31932', 'm3ed_3b9ac916dae31932', 'm3ed_3b9ac904dae31932', 'm3ed_3b9ac926999b1932', 'm3ed_3b9ac9769abb1932', 'm3ed_3b9ac954dae31932', 'create_process', 'm3ed_3b9ac946decb4932', 'm3ed_3b9ac946dee31932', 'm3ed_3b9ac936d3bb1932', 'm3ed_3b9ac946dae31932', 'anti_dbg', 'm3ed_3b9ac906d6d31932', 'm3ed_3b9ac926debb1932'}</text:p>
          </table:table-cell>
        </table:table-row>
        <table:table-row table:style-name="ro1">
          <table:table-cell office:value-type="string" calcext:value-type="string">
            <text:p>ReflectiveLoader.dl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{'m3ed_3b9ac926994f4932', 'm3ed_3b9ac906fa230932', 'm3ed_3b9ac956dee31932', 'm3ed_3b9ac906dae31932', 'maldoc_find_kernel32_base_method_1', 'Embedded_PE', 'm3ed_3b9ac936d96f4932', 'm3ed_3b9ac916dee31932', 'm3ed_3b9ac906ba231932', 'm3ed_3b9ac9369abb1932', 'm3ed_3b9ac92699bf1932', 'm3ed_3b9ac926da9b1932', 'm3ed_3b9ac936d9bf1932', 'm3ed_3b9ac956dec31932', 'ReflectiveLoader', 'win_files_operation', 'm3ed_3b9ac936d3a31932', 'm3ed_3b9ac916dae31932', 'm3ed_3b9ac904dae31932', 'm3ed_3b9ac926999b1932', 'm3ed_3b9ac9769abb1932', 'm3ed_3b9ac954dae31932', 'm3ed_3b9ac946decb4932', 'm3ed_3b9ac946dee31932', 'm3ed_3b9ac936d3bb1932', 'm3ed_3b9ac946dae31932', 'anti_dbg', 'm3ed_3b9ac906d6d31932', 'm3ed_3b9ac926debb1932'}</text:p>
          </table:table-cell>
          <table:table-cell office:value-type="string" calcext:value-type="string">
            <text:p>{'m3ed_3b9ac926994f4932', 'm3ed_3b9ac906fa230932', 'm3ed_3b9ac956dee31932', 'm3ed_3b9ac906dae31932', 'maldoc_find_kernel32_base_method_1', 'Embedded_PE', 'm3ed_3b9ac936d96f4932', 'm3ed_3b9ac916dee31932', 'm3ed_3b9ac906ba231932', 'm3ed_3b9ac9369abb1932', 'm3ed_3b9ac92699bf1932', 'm3ed_3b9ac926da9b1932', 'm3ed_3b9ac936d9bf1932', 'm3ed_3b9ac956dec31932', 'ReflectiveLoader', 'win_files_operation', 'm3ed_3b9ac936d3a31932', 'm3ed_3b9ac916dae31932', 'm3ed_3b9ac904dae31932', 'm3ed_3b9ac926999b1932', 'm3ed_3b9ac9769abb1932', 'm3ed_3b9ac954dae31932', 'create_process', 'm3ed_3b9ac946decb4932', 'm3ed_3b9ac946dee31932', 'm3ed_3b9ac936d3bb1932', 'm3ed_3b9ac946dae31932', 'anti_dbg', 'm3ed_3b9ac906d6d31932', 'm3ed_3b9ac926debb1932'}</text:p>
          </table:table-cell>
        </table:table-row>
        <table:table-row table:style-name="ro1">
          <table:table-cell office:value-type="string" calcext:value-type="string">
            <text:p>Inject.ex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{'m3ed_3b9ac926994f4932', 'm3ed_3b9ac906fa230932', 'm3ed_3b9ac956dee31932', 'm3ed_3b9ac906dae31932', 'maldoc_find_kernel32_base_method_1', 'Embedded_PE', 'm3ed_3b9ac936d96f4932', 'm3ed_3b9ac916dee31932', 'm3ed_3b9ac906ba231932', 'm3ed_3b9ac9369abb1932', 'm3ed_3b9ac92699bf1932', 'm3ed_3b9ac926da9b1932', 'm3ed_3b9ac936d9bf1932', 'escalate_priv', 'm3ed_3b9ac956dec31932', 'ReflectiveLoader', 'win_files_operation', 'm3ed_3b9ac936d3a31932', 'm3ed_3b9ac916dae31932', 'm3ed_3b9ac904dae31932', 'm3ed_3b9ac926999b1932', 'm3ed_3b9ac9769abb1932', 'm3ed_3b9ac954dae31932', 'm3ed_3b9ac946decb4932', 'm3ed_3b9ac946dee31932', 'm3ed_3b9ac936d3bb1932', 'inject_thread', 'win_token', 'm3ed_3b9ac946dae31932', 'anti_dbg', 'm3ed_3b9ac906d6d31932', 'm3ed_3b9ac926debb1932'}</text:p>
          </table:table-cell>
          <table:table-cell office:value-type="string" calcext:value-type="string">
            <text:p>{'m3ed_3b9ac926994f4932', 'm3ed_3b9ac906fa230932', 'm3ed_3b9ac956dee31932', 'm3ed_3b9ac906dae31932', 'maldoc_find_kernel32_base_method_1', 'Embedded_PE', 'm3ed_3b9ac936d96f4932', 'm3ed_3b9ac916dee31932', 'm3ed_3b9ac906ba231932', 'm3ed_3b9ac9369abb1932', 'm3ed_3b9ac92699bf1932', 'm3ed_3b9ac926da9b1932', 'm3ed_3b9ac936d9bf1932', 'escalate_priv', 'm3ed_3b9ac956dec31932', 'ReflectiveLoader', 'win_files_operation', 'm3ed_3b9ac936d3a31932', 'm3ed_3b9ac916dae31932', 'm3ed_3b9ac904dae31932', 'm3ed_3b9ac926999b1932', 'm3ed_3b9ac9769abb1932', 'm3ed_3b9ac954dae31932', 'create_process', 'm3ed_3b9ac946decb4932', 'm3ed_3b9ac946dee31932', 'm3ed_3b9ac936d3bb1932', 'inject_thread', 'win_token', 'm3ed_3b9ac946dae31932', 'anti_dbg', 'm3ed_3b9ac906d6d31932', 'm3ed_3b9ac926debb1932'}</text:p>
          </table:table-cell>
        </table:table-row>
        <table:table-row table:style-name="ro1">
          <table:table-cell office:value-type="string" calcext:value-type="string">
            <text:p>dokan_mount.exe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{'m3ed_3b9ac926994f4932', 'm3ed_3b9ac906fa230932', 'm3ed_3b9ac956dee31932', 'm3ed_3b9ac906dae31932', 'maldoc_find_kernel32_base_method_1', 'Embedded_PE', 'm3ed_3b9ac936d96f4932', 'm3ed_3b9ac916dee31932', 'm3ed_3b9ac906ba231932', 'dbgdetect_funcs', 'm3ed_3b9ac9369abb1932', 'm3ed_3b9ac92699bf1932', 'm3ed_3b9ac926da9b1932', 'm3ed_3b9ac936d9bf1932', 'm3ed_3b9ac956dec31932', 'win_files_operation', 'm3ed_3b9ac936d3a31932', 'm3ed_3b9ac916dae31932', 'm3ed_3b9ac904dae31932', 'm3ed_3b9ac926999b1932', 'm3ed_3b9ac9769abb1932', 'm3ed_3b9ac954dae31932', 'm3ed_3b9ac946decb4932', 'm3ed_3b9ac946dee31932', 'm3ed_3b9ac936d3bb1932', 'm3ed_3b9ac946dae31932', 'anti_dbg', 'm3ed_3b9ac906d6d31932', 'm3ed_3b9ac926debb1932'}</text:p>
          </table:table-cell>
          <table:table-cell office:value-type="string" calcext:value-type="string">
            <text:p>{'m3ed_3b9ac926994f4932', 'm3ed_3b9ac906fa230932', 'm3ed_3b9ac956dee31932', 'm3ed_3b9ac906dae31932', 'maldoc_find_kernel32_base_method_1', 'Embedded_PE', 'm3ed_3b9ac936d96f4932', 'm3ed_3b9ac916dee31932', 'm3ed_3b9ac906ba231932', 'dbgdetect_funcs', 'm3ed_3b9ac9369abb1932', 'm3ed_3b9ac92699bf1932', 'm3ed_3b9ac926da9b1932', 'm3ed_3b9ac936d9bf1932', 'm3ed_3b9ac956dec31932', 'win_files_operation', 'm3ed_3b9ac936d3a31932', 'm3ed_3b9ac916dae31932', 'm3ed_3b9ac904dae31932', 'm3ed_3b9ac926999b1932', 'm3ed_3b9ac9769abb1932', 'm3ed_3b9ac954dae31932', 'create_process', 'm3ed_3b9ac946decb4932', 'm3ed_3b9ac946dee31932', 'm3ed_3b9ac936d3bb1932', 'm3ed_3b9ac946dae31932', 'anti_dbg', 'm3ed_3b9ac906d6d31932', 'm3ed_3b9ac926debb1932'}</text:p>
          </table:table-cell>
        </table:table-row>
        <table:table-row table:style-name="ro1">
          <table:table-cell office:value-type="string" calcext:value-type="string">
            <text:p>dokan.dl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{'m3ed_3b9ac926994f4932', 'create_service', 'm3ed_3b9ac906fa230932', 'm3ed_3b9ac956dee31932', 'm3ed_3b9ac906dae31932', 'maldoc_find_kernel32_base_method_1', 'Embedded_PE', 'm3ed_3b9ac936d96f4932', 'm3ed_3b9ac916dee31932', 'm3ed_3b9ac906ba231932', 'dbgdetect_funcs', 'm3ed_3b9ac9369abb1932', 'm3ed_3b9ac92699bf1932', 'm3ed_3b9ac926da9b1932', 'm3ed_3b9ac936d9bf1932', 'm3ed_3b9ac956dec31932', 'win_files_operation', 'm3ed_3b9ac936d3a31932', 'm3ed_3b9ac916dae31932', 'm3ed_3b9ac904dae31932', 'm3ed_3b9ac926999b1932', 'm3ed_3b9ac9769abb1932', 'm3ed_3b9ac954dae31932', 'create_process', 'm3ed_3b9ac946decb4932', 'm3ed_3b9ac946dee31932', 'm3ed_3b9ac936d3bb1932', 'm3ed_3b9ac946dae31932', 'anti_dbg', 'm3ed_3b9ac906d6d31932', 'm3ed_3b9ac926debb1932'}</text:p>
          </table:table-cell>
          <table:table-cell office:value-type="string" calcext:value-type="string">
            <text:p>{'n3ed_0ce3390f3a534aba', 'n3ed_39857a1691ab1932', 'n3ed_39957a1aba231932', 'n3ed_39857a56d7a31932', 'n3ed_239c364bc6220b12', 'create_service', 'n3ed_239c364bc6620b12', 'n3ed_39857a56dfa31932', 'n3ed_39957a5a56c31932', 'n3ed_39857a56d9e31932', 'n3e9_411f9e99c2469932', 'n3ed_39857a5ed6d31932', 'n3ed_0ca3390f3a136932', 'n3ed_39857a46dcbb1932', 'n3ed_0ce3390f3a53ebb6', 'n3ed_0ce3390f3a126b36', 'maldoc_find_kernel32_base_method_1', 'Embedded_PE', 'n3ed_0c89a5a6d2d31912', 'n3ed_39857a56d6d31932', 'dbgdetect_funcs', 'n3ed_0ca3390f1a12f936', 'n3ed_291771a8c2000b32', 'n3ed_39957a1eba231932', 'n3ed_39857a46fe231932', 'n3ed_0ce3390f3a5acad2', 'n3ed_39857a4edcab0932', 'n3ed_39857a56dda31932', 'n3ed_0ca3390f1a13d932', 'n3ed_39957a5ed6c31932', 'n3ed_39857a5edec31932', 'n3ed_39857a46dbd31932', 'n3ed_39857a46fa231932', 'win_files_operation', 'n3ed_39857a56ded31932', 'n3ed_0ca3390f1a139932', 'n3ed_0ca3390f1a52f131', 'n3ed_39857a16dba31932', 'n3ed_119eae89c0000b16', 'n3ed_39857a54d6c31932', 'n3ed_1922e854d6c31912', 'create_process', 'n3ed_39957a12d3d30932', 'n3ed_092fb0f929246b16', 'n3ed_39857a56ba231932', 'anti_dbg', 'n3ed_39857a46ee600932', 'n3ed_119e2169c0800b16', 'n3ed_0ce3390f3a1b4a9a', 'n3ed_0ce3390f3a126b16', 'n3ed_09317334d6a67916'}</text:p>
          </table:table-cell>
        </table:table-row>
        <table:table-row table:style-name="ro1">
          <table:table-cell office:value-type="string" calcext:value-type="string">
            <text:p>client.ex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{'m3ed_3b9ac926994f4932', 'm3ed_3b9ac906fa230932', 'network_tcp_socket', 'm3ed_3b9ac956dee31932', 'm3ed_3b9ac906dae31932', 'maldoc_find_kernel32_base_method_1', 'Embedded_PE', 'm3ed_3b9ac936d96f4932', 'm3ed_3b9ac916dee31932', 'm3ed_3b9ac906ba231932', 'm3ed_3b9ac9369abb1932', 'm3ed_3b9ac92699bf1932', 'm3ed_3b9ac926da9b1932', 'm3ed_3b9ac936d9bf1932', 'm3ed_3b9ac956dec31932', 'win_files_operation', 'm3ed_3b9ac936d3a31932', 'm3ed_3b9ac916dae31932', 'm3ed_3b9ac904dae31932', 'm3ed_3b9ac926999b1932', 'm3ed_3b9ac9769abb1932', 'm3ed_3b9ac954dae31932', 'm3ed_3b9ac946decb4932', 'm3ed_3b9ac946dee31932', 'm3ed_3b9ac936d3bb1932', 'm3ed_3b9ac946dae31932', 'anti_dbg', 'm3ed_3b9ac906d6d31932', 'm3ed_3b9ac926debb1932'}</text:p>
          </table:table-cell>
          <table:table-cell office:value-type="string" calcext:value-type="string">
            <text:p>{'m3ed_3b9ac926994f4932', 'm3ed_3b9ac906fa230932', 'network_tcp_socket', 'm3ed_3b9ac956dee31932', 'm3ed_3b9ac906dae31932', 'maldoc_find_kernel32_base_method_1', 'Embedded_PE', 'm3ed_3b9ac936d96f4932', 'm3ed_3b9ac916dee31932', 'm3ed_3b9ac906ba231932', 'm3ed_3b9ac9369abb1932', 'm3ed_3b9ac92699bf1932', 'm3ed_3b9ac926da9b1932', 'm3ed_3b9ac936d9bf1932', 'm3ed_3b9ac956dec31932', 'win_files_operation', 'm3ed_3b9ac936d3a31932', 'm3ed_3b9ac916dae31932', 'm3ed_3b9ac904dae31932', 'm3ed_3b9ac926999b1932', 'm3ed_3b9ac9769abb1932', 'm3ed_3b9ac954dae31932', 'create_process', 'm3ed_3b9ac946decb4932', 'm3ed_3b9ac946dee31932', 'm3ed_3b9ac936d3bb1932', 'm3ed_3b9ac946dae31932', 'anti_dbg', 'm3ed_3b9ac906d6d31932', 'm3ed_3b9ac926debb1932'}</text:p>
          </table:table-cell>
        </table:table-row>
        <table:table-row table:style-name="ro1">
          <table:table-cell office:value-type="string" calcext:value-type="string">
            <text:p>crypt1.exe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m3ed_3b9ac926994f4932', 'm3ed_3b9ac906fa230932', 'm3ed_3b9ac956dee31932', 'm3ed_3b9ac906dae31932', 'maldoc_find_kernel32_base_method_1', 'Embedded_PE', 'm3ed_3b9ac936d96f4932', 'm3ed_3b9ac916dee31932', 'm3ed_3b9ac906ba231932', 'm3ed_3b9ac9369abb1932', 'm3ed_3b9ac92699bf1932', 'm3ed_3b9ac926da9b1932', 'm3ed_3b9ac936d9bf1932', 'm3ed_3b9ac956dec31932', 'win_files_operation', 'm3ed_3b9ac936d3a31932', 'm3ed_3b9ac916dae31932', 'm3ed_3b9ac904dae31932', 'm3ed_3b9ac926999b1932', 'm3ed_3b9ac9769abb1932', 'm3ed_3b9ac954dae31932', 'm3ed_3b9ac946decb4932', 'm3ed_3b9ac946dee31932', 'm3ed_3b9ac936d3bb1932', 'm3ed_3b9ac946dae31932', 'anti_dbg', 'm3ed_3b9ac906d6d31932', 'm3ed_3b9ac926debb1932'}</text:p>
          </table:table-cell>
          <table:table-cell office:value-type="string" calcext:value-type="string">
            <text:p>{'m3ed_3b9ac926994f4932', 'm3ed_3b9ac906fa230932', 'm3ed_3b9ac956dee31932', 'm3ed_3b9ac906dae31932', 'maldoc_find_kernel32_base_method_1', 'Embedded_PE', 'm3ed_3b9ac936d96f4932', 'm3ed_3b9ac916dee31932', 'm3ed_3b9ac906ba231932', 'm3ed_3b9ac9369abb1932', 'm3ed_3b9ac92699bf1932', 'm3ed_3b9ac926da9b1932', 'm3ed_3b9ac936d9bf1932', 'm3ed_3b9ac956dec31932', 'win_files_operation', 'm3ed_3b9ac936d3a31932', 'm3ed_3b9ac916dae31932', 'm3ed_3b9ac904dae31932', 'm3ed_3b9ac926999b1932', 'm3ed_3b9ac9769abb1932', 'm3ed_3b9ac954dae31932', 'create_process', 'm3ed_3b9ac946decb4932', 'm3ed_3b9ac946dee31932', 'm3ed_3b9ac936d3bb1932', 'm3ed_3b9ac946dae31932', 'anti_dbg', 'm3ed_3b9ac906d6d31932', 'm3ed_3b9ac926debb1932'}</text:p>
          </table:table-cell>
        </table:table-row>
        <table:table-row table:style-name="ro1">
          <table:table-cell office:value-type="string" calcext:value-type="string">
            <text:p>MyDoomA.exe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'm3ed_3b9ac926994f4932', 'win_mutex', 'm3e9_564b92e259af42fe', 'm3ed_3b9ac906fa230932', 'm3ed_3b9ac956dee31932', 'm3ed_3b9ac906dae31932', 'm3e9_3a4d7ec1c8000b16', 'maldoc_find_kernel32_base_method_1', 'Embedded_PE', 'm3e9_29d4e849c0000b32', 'm3ed_3b9ac936d96f4932', 'm3ed_3b9ac916dee31932', 'm3ed_3b9ac906ba231932', 'm3ed_3b9ac9369abb1932', 'm3e9_3a4de849c0000b16', 'm3ed_3b9ac92699bf1932', 'm3e9_361e6a48c0000b14', 'm3ed_3b9ac926da9b1932', 'network_dns', 'm3ed_3b9ac936d9bf1932', 'm3ed_3b9ac956dec31932', 'win_files_operation', 'm3ed_3b9ac936d3a31932', 'm3ed_3b9ac916dae31932', 'm3e9_361e6a48c0000b10', 'm3e9_361f6a48c0000b10', 'm3ed_3b9ac904dae31932', 'm3ed_3b9ac926999b1932', 'm3ed_3b9ac9769abb1932', 'm3ed_3b9ac954dae31932', 'm3e9_361f6a48c4000b10', 'create_process', 'm3ed_3b9ac946decb4932', 'win_registry', 'm3ed_3b9ac946dee31932', 'm3ed_3b9ac936d3bb1932', 'm3ed_3b9ac946dae31932', 'anti_dbg', 'm3ed_3b9ac906d6d31932', 'm3e9_574b92e259af6b32', 'm3ed_3b9ac926debb1932'}</text:p>
          </table:table-cell>
          <table:table-cell office:value-type="string" calcext:value-type="string">
            <text:p>{'n3ed_0ce3390f3a534aba', 'n3ed_39857a1691ab1932', 'win_mutex', 'n3ed_39957a1aba231932', 'n3ed_39857a56d7a31932', 'n3ed_239c364bc6220b12', 'n3ed_239c364bc6620b12', 'n3ed_39857a56dfa31932', 'n3ed_39957a5a56c31932', 'n3ed_39857a56d9e31932', 'n3e9_411f9e99c2469932', 'n3ed_39857a5ed6d31932', 'n3ed_0ca3390f3a136932', 'n3ed_39857a46dcbb1932', 'n3ed_0ce3390f3a53ebb6', 'n3ed_0ce3390f3a126b36', 'maldoc_find_kernel32_base_method_1', 'Embedded_PE', 'n3ed_0c89a5a6d2d31912', 'n3ed_39857a56d6d31932', 'n3ed_0ca3390f1a12f936', 'n3ed_291771a8c2000b32', 'n3ed_39857a4edcab0932', 'n3ed_39957a1eba231932', 'n3ed_39857a46fe231932', 'n3ed_0ce3390f3a5acad2', 'n3ed_39857a56dda31932', 'n3ed_0ca3390f1a13d932', 'o3e7_33335e9a5ee31b32', 'network_dns', 'n3ed_39957a5ed6c31932', 'n3ed_39857a5edec31932', 'n3ed_39857a46dbd31932', 'n3ed_39857a46fa231932', 'win_files_operation', 'n3ed_39857a56ded31932', 'n3ed_0ca3390f1a139932', 'n3ed_0ca3390f1a52f131', 'n3ed_39857a16dba31932', 'n3ed_119eae89c0000b16', 'n3ed_353269e916e90a4e', 'n3ed_39857a54d6c31932', 'n3ed_1922e854d6c31912', 'create_process', 'n3ed_39957a12d3d30932', 'win_registry', 'n3ed_092fb0f929246b16', 'n3ed_39857a56ba231932', 'anti_dbg', 'n3ed_39857a46ee600932', 'o3e7_33335e8a5b8b1b32', 'n3ed_119e2169c0800b16', 'n3ed_0ce3390f3a1b4a9a', 'n3ed_0ce3390f3a126b16', 'n3ed_09317334d6a67916'}</text:p>
          </table:table-cell>
        </table:table-row>
        <table:table-row table:style-name="ro1">
          <table:table-cell office:value-type="string" calcext:value-type="string">
            <text:p>cleanpe.exe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m3ed_3b9ac926994f4932', 'm3ed_3b9ac906fa230932', 'm3ed_3b9ac956dee31932', 'm3ed_3b9ac906dae31932', 'maldoc_find_kernel32_base_method_1', 'Embedded_PE', 'm3ed_3b9ac936d96f4932', 'm3ed_3b9ac916dee31932', 'm3ed_3b9ac906ba231932', 'm3ed_3b9ac9369abb1932', 'm3ed_3b9ac92699bf1932', 'm3ed_3b9ac926da9b1932', 'm3ed_3b9ac936d9bf1932', 'm3ed_3b9ac956dec31932', 'win_files_operation', 'm3ed_3b9ac936d3a31932', 'm3ed_3b9ac916dae31932', 'm3ed_3b9ac904dae31932', 'm3ed_3b9ac926999b1932', 'm3ed_3b9ac9769abb1932', 'm3ed_3b9ac954dae31932', 'm3ed_3b9ac946decb4932', 'm3ed_3b9ac946dee31932', 'm3ed_3b9ac936d3bb1932', 'm3ed_3b9ac946dae31932', 'anti_dbg', 'm3ed_3b9ac906d6d31932', 'm3ed_3b9ac926debb1932'}</text:p>
          </table:table-cell>
          <table:table-cell office:value-type="string" calcext:value-type="string">
            <text:p>{'m3ed_3b9ac926994f4932', 'm3ed_3b9ac906fa230932', 'm3ed_3b9ac956dee31932', 'm3ed_3b9ac906dae31932', 'maldoc_find_kernel32_base_method_1', 'Embedded_PE', 'm3ed_3b9ac936d96f4932', 'm3ed_3b9ac916dee31932', 'm3ed_3b9ac906ba231932', 'm3ed_3b9ac9369abb1932', 'm3ed_3b9ac92699bf1932', 'm3ed_3b9ac926da9b1932', 'm3ed_3b9ac936d9bf1932', 'm3ed_3b9ac956dec31932', 'win_files_operation', 'm3ed_3b9ac936d3a31932', 'm3ed_3b9ac916dae31932', 'm3ed_3b9ac904dae31932', 'm3ed_3b9ac926999b1932', 'm3ed_3b9ac9769abb1932', 'm3ed_3b9ac954dae31932', 'create_process', 'm3ed_3b9ac946decb4932', 'm3ed_3b9ac946dee31932', 'm3ed_3b9ac936d3bb1932', 'm3ed_3b9ac946dae31932', 'anti_dbg', 'm3ed_3b9ac906d6d31932', 'm3ed_3b9ac926debb1932'}</text:p>
          </table:table-cell>
        </table:table-row>
        <table:table-row table:style-name="ro1">
          <table:table-cell office:value-type="string" calcext:value-type="string">
            <text:p>bin2c.exe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m3ed_3b9ac926994f4932', 'm3ed_3b9ac906fa230932', 'm3ed_3b9ac956dee31932', 'm3ed_3b9ac906dae31932', 'maldoc_find_kernel32_base_method_1', 'Embedded_PE', 'm3ed_3b9ac936d96f4932', 'm3ed_3b9ac916dee31932', 'm3ed_3b9ac906ba231932', 'm3ed_3b9ac9369abb1932', 'm3ed_3b9ac92699bf1932', 'm3ed_3b9ac926da9b1932', 'm3ed_3b9ac936d9bf1932', 'm3ed_3b9ac956dec31932', 'win_files_operation', 'm3ed_3b9ac936d3a31932', 'm3ed_3b9ac916dae31932', 'm3ed_3b9ac904dae31932', 'm3ed_3b9ac926999b1932', 'm3ed_3b9ac9769abb1932', 'm3ed_3b9ac954dae31932', 'm3ed_3b9ac946decb4932', 'm3ed_3b9ac946dee31932', 'm3ed_3b9ac936d3bb1932', 'm3ed_3b9ac946dae31932', 'anti_dbg', 'm3ed_3b9ac906d6d31932', 'm3ed_3b9ac926debb1932'}</text:p>
          </table:table-cell>
          <table:table-cell office:value-type="string" calcext:value-type="string">
            <text:p>{'m3ed_3b9ac926994f4932', 'm3ed_3b9ac906fa230932', 'm3ed_3b9ac956dee31932', 'm3ed_3b9ac906dae31932', 'maldoc_find_kernel32_base_method_1', 'Embedded_PE', 'm3ed_3b9ac936d96f4932', 'm3ed_3b9ac916dee31932', 'm3ed_3b9ac906ba231932', 'm3ed_3b9ac9369abb1932', 'm3ed_3b9ac92699bf1932', 'm3ed_3b9ac926da9b1932', 'm3ed_3b9ac936d9bf1932', 'm3ed_3b9ac956dec31932', 'win_files_operation', 'm3ed_3b9ac936d3a31932', 'm3ed_3b9ac916dae31932', 'm3ed_3b9ac904dae31932', 'm3ed_3b9ac926999b1932', 'm3ed_3b9ac9769abb1932', 'm3ed_3b9ac954dae31932', 'create_process', 'm3ed_3b9ac946decb4932', 'm3ed_3b9ac946dee31932', 'm3ed_3b9ac936d3bb1932', 'm3ed_3b9ac946dae31932', 'anti_dbg', 'm3ed_3b9ac906d6d31932', 'm3ed_3b9ac926debb1932'}</text:p>
          </table:table-cell>
        </table:table-row>
        <table:table-row table:style-name="ro1">
          <table:table-cell office:value-type="string" calcext:value-type="string">
            <text:p>xproxy.dl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{'m3ed_3b9ac926994f4932', 'm3ed_3b9ac906fa230932', 'm3ed_3b9ac956dee31932', 'm3ed_3b9ac906dae31932', 'maldoc_find_kernel32_base_method_1', 'Embedded_PE', 'm3ed_3b9ac936d96f4932', 'm3ed_3b9ac916dee31932', 'm3ed_3b9ac906ba231932', 'm3ed_3b9ac9369abb1932', 'm3ed_3b9ac92699bf1932', 'm3ed_3b9ac926da9b1932', 'm3ed_3b9ac936d9bf1932', 'm3ed_3b9ac956dec31932', 'win_files_operation', 'm3ed_3b9ac936d3a31932', 'm3ed_3b9ac916dae31932', 'm3ed_3b9ac904dae31932', 'm3ed_3b9ac926999b1932', 'm3ed_3b9ac9769abb1932', 'm3ed_3b9ac954dae31932', 'create_process', 'm3ed_3b9ac946decb4932', 'win_registry', 'm3ed_3b9ac946dee31932', 'm3ed_3b9ac936d3bb1932', 'm3ed_3b9ac946dae31932', 'anti_dbg', 'm3ed_3b9ac906d6d31932', 'm3ed_3b9ac926debb1932'}</text:p>
          </table:table-cell>
        </table:table-row>
        <table:table-row table:style-name="ro1">
          <table:table-cell office:value-type="string" calcext:value-type="string">
            <text:p>rot13.exe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m3ed_3b9ac926994f4932', 'm3ed_3b9ac906fa230932', 'm3ed_3b9ac956dee31932', 'm3ed_3b9ac906dae31932', 'maldoc_find_kernel32_base_method_1', 'Embedded_PE', 'm3ed_3b9ac936d96f4932', 'm3ed_3b9ac916dee31932', 'm3ed_3b9ac906ba231932', 'm3ed_3b9ac9369abb1932', 'm3ed_3b9ac92699bf1932', 'm3ed_3b9ac926da9b1932', 'm3ed_3b9ac936d9bf1932', 'm3ed_3b9ac956dec31932', 'win_files_operation', 'm3ed_3b9ac936d3a31932', 'm3ed_3b9ac916dae31932', 'm3ed_3b9ac904dae31932', 'm3ed_3b9ac926999b1932', 'm3ed_3b9ac9769abb1932', 'm3ed_3b9ac954dae31932', 'm3ed_3b9ac946decb4932', 'm3ed_3b9ac946dee31932', 'm3ed_3b9ac936d3bb1932', 'm3ed_3b9ac946dae31932', 'anti_dbg', 'm3ed_3b9ac906d6d31932', 'm3ed_3b9ac926debb1932'}</text:p>
          </table:table-cell>
          <table:table-cell office:value-type="string" calcext:value-type="string">
            <text:p>{'m3ed_3b9ac926994f4932', 'm3ed_3b9ac906fa230932', 'm3ed_3b9ac956dee31932', 'm3ed_3b9ac906dae31932', 'maldoc_find_kernel32_base_method_1', 'Embedded_PE', 'm3ed_3b9ac936d96f4932', 'm3ed_3b9ac916dee31932', 'm3ed_3b9ac906ba231932', 'm3ed_3b9ac9369abb1932', 'm3ed_3b9ac92699bf1932', 'm3ed_3b9ac926da9b1932', 'm3ed_3b9ac936d9bf1932', 'm3ed_3b9ac956dec31932', 'win_files_operation', 'm3ed_3b9ac936d3a31932', 'm3ed_3b9ac916dae31932', 'm3ed_3b9ac904dae31932', 'm3ed_3b9ac926999b1932', 'm3ed_3b9ac9769abb1932', 'm3ed_3b9ac954dae31932', 'create_process', 'm3ed_3b9ac946decb4932', 'm3ed_3b9ac946dee31932', 'm3ed_3b9ac936d3bb1932', 'm3ed_3b9ac946dae31932', 'anti_dbg', 'm3ed_3b9ac906d6d31932', 'm3ed_3b9ac926debb1932'}</text:p>
          </table:table-cell>
        </table:table-row>
        <table:table-row table:style-name="ro1">
          <table:table-cell office:value-type="string" calcext:value-type="string">
            <text:p>xor-usb.ex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escalate_priv', 'win_token', 'Embedded_PE', 'win_files_operation'}</text:p>
          </table:table-cell>
          <table:table-cell office:value-type="string" calcext:value-type="string">
            <text:p>{'create_process', 'Embedded_PE', 'escalate_priv', 'win_files_operation', 'win_token'}</text:p>
          </table:table-cell>
        </table:table-row>
        <table:table-row table:style-name="ro1">
          <table:table-cell office:value-type="string" calcext:value-type="string">
            <text:p>xor.ex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{'m3ed_3b9ac926994f4932', 'm3ed_3b9ac906fa230932', 'm3ed_3b9ac956dee31932', 'm3ed_3b9ac906dae31932', 'maldoc_find_kernel32_base_method_1', 'Embedded_PE', 'm3ed_3b9ac936d96f4932', 'm3ed_3b9ac916dee31932', 'm3ed_3b9ac906ba231932', 'm3ed_3b9ac9369abb1932', 'm3ed_3b9ac92699bf1932', 'm3ed_3b9ac926da9b1932', 'm3ed_3b9ac936d9bf1932', 'm3ed_3b9ac956dec31932', 'win_files_operation', 'm3ed_3b9ac936d3a31932', 'm3ed_3b9ac916dae31932', 'm3ed_3b9ac904dae31932', 'm3ed_3b9ac926999b1932', 'm3ed_3b9ac9769abb1932', 'm3ed_3b9ac954dae31932', 'create_process', 'm3ed_3b9ac946decb4932', 'm3ed_3b9ac946dee31932', 'm3ed_3b9ac936d3bb1932', 'm3ed_3b9ac946dae31932', 'anti_dbg', 'm3ed_3b9ac906d6d31932', 'm3ed_3b9ac926debb1932'}</text:p>
          </table:table-cell>
        </table:table-row>
        <table:table-row table:style-name="ro1">
          <table:table-cell office:value-type="string" calcext:value-type="string">
            <text:p>elevator.dl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{'m3ed_3b9ac926994f4932', 'm3ed_3b9ac906fa230932', 'm3ed_3b9ac956dee31932', 'm3ed_3b9ac906dae31932', 'maldoc_find_kernel32_base_method_1', 'Embedded_PE', 'm3ed_3b9ac936d96f4932', 'm3ed_3b9ac916dee31932', 'm3ed_3b9ac906ba231932', 'm3ed_3b9ac9369abb1932', 'm3ed_3b9ac92699bf1932', 'm3ed_3b9ac926da9b1932', 'm3ed_3b9ac936d9bf1932', 'm3ed_3b9ac956dec31932', 'win_files_operation', 'm3ed_3b9ac936d3a31932', 'm3ed_3b9ac916dae31932', 'm3ed_3b9ac904dae31932', 'm3ed_3b9ac926999b1932', 'm3ed_3b9ac9769abb1932', 'm3ed_3b9ac954dae31932', 'm3ed_3b9ac946decb4932', 'm3ed_3b9ac946dee31932', 'm3ed_3b9ac936d3bb1932', 'win_token', 'm3ed_3b9ac946dae31932', 'anti_dbg', 'm3ed_3b9ac906d6d31932', 'm3ed_3b9ac926debb1932'}</text:p>
          </table:table-cell>
          <table:table-cell office:value-type="string" calcext:value-type="string">
            <text:p>{'n3ed_0ce3390f3a534aba', 'm3ed_3b9ac926994f4932', 'n3ed_39857a1691ab1932', 'n3ed_39957a1aba231932', 'n3ed_39857a56d7a31932', 'n3ed_239c364bc6220b12', 'm3ed_3b9ac906fa230932', 'm3ed_3b9ac956dee31932', 'n3ed_239c364bc6620b12', 'm3ed_3b9ac906dae31932', 'n3ed_39857a56dfa31932', 'n3ed_39957a5a56c31932', 'n3ed_39857a56d9e31932', 'n3e9_411f9e99c2469932', 'n3ed_39857a5ed6d31932', 'n3ed_0ca3390f3a136932', 'n3ed_39857a46dcbb1932', 'n3ed_0ce3390f3a53ebb6', 'n3ed_0ce3390f3a126b36', 'maldoc_find_kernel32_base_method_1', 'Embedded_PE', 'm3ed_3b9ac936d96f4932', 'm3ed_3b9ac916dee31932', 'n3ed_0c89a5a6d2d31912', 'm3ed_3b9ac906ba231932', 'm3ed_3b9ac9369abb1932', 'n3ed_39857a56d6d31932', 'm3ed_3b9ac92699bf1932', 'n3ed_0ca3390f1a12f936', 'n3ed_39857a46fe231932', 'n3ed_291771a8c2000b32', 'n3ed_39957a1eba231932', 'n3ed_0ce3390f3a5acad2', 'n3ed_39857a56dda31932', 'n3ed_39857a4edcab0932', 'n3ed_0ca3390f1a13d932', 'm3ed_3b9ac926da9b1932', 'm3ed_3b9ac936d9bf1932', 'n3ed_39957a5ed6c31932', 'm3ed_3b9ac956dec31932', 'n3ed_39857a5edec31932', 'n3ed_39857a46dbd31932', 'n3ed_39857a46fa231932', 'win_files_operation', 'n3ed_39857a56ded31932', 'n3ed_0ca3390f1a139932', 'm3ed_3b9ac936d3a31932', 'm3ed_3b9ac916dae31932', 'n3ed_0ca3390f1a52f131', 'm3ed_3b9ac904dae31932', 'm3ed_3b9ac926999b1932', 'm3ed_3b9ac9769abb1932', 'n3ed_39857a16dba31932', 'n3ed_119eae89c0000b16', 'm3ed_3b9ac954dae31932', 'n3ed_39857a54d6c31932', 'n3ed_1922e854d6c31912', 'create_process', 'm3ed_3b9ac946decb4932', 'n3ed_39957a12d3d30932', 'n3ed_092fb0f929246b16', 'n3ed_39857a56ba231932', 'm3ed_3b9ac946dee31932', 'm3ed_3b9ac936d3bb1932', 'win_token', 'm3ed_3b9ac946dae31932', 'anti_dbg', 'm3ed_3b9ac906d6d31932', 'n3ed_39857a46ee600932', 'n3ed_119e2169c0800b16', 'm3ed_3b9ac926debb1932', 'n3ed_0ce3390f3a1b4a9a', 'n3ed_0ce3390f3a126b16', 'n3ed_09317334d6a67916'}</text:p>
          </table:table-cell>
        </table:table-row>
        <table:table-row table:style-name="ro1">
          <table:table-cell office:value-type="string" calcext:value-type="string">
            <text:p>AryanRAT.dll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{'m3ed_3b9ac926994f4932', 'persistence', 'cred_ff', 'm3ed_3b9ac906fa230932', 'm3ed_3b9ac956dee31932', 'm3ed_3b9ac906dae31932', 'win_hook', 'maldoc_find_kernel32_base_method_1', 'Embedded_PE', 'm3ed_3b9ac936d96f4932', 'screenshot', 'm3ed_3b9ac916dee31932', 'rat_webcam', 'm3ed_3b9ac906ba231932', 'm3ed_3b9ac9369abb1932', 'm3ed_3b9ac92699bf1932', 'm3ed_3b9ac926da9b1932', 'keylogger', 'm3ed_3b9ac936d9bf1932', 'escalate_priv', 'm3ed_3b9ac956dec31932', 'win_files_operation', 'm3ed_3b9ac936d3a31932', 'm3ed_3b9ac916dae31932', 'spreading_file', 'm3ed_3b9ac904dae31932', 'm3ed_3b9ac926999b1932', 'm3ed_3b9ac9769abb1932', 'm3ed_3b9ac954dae31932', 'create_process', 'm3ed_3b9ac946decb4932', 'win_registry', 'm3ed_3b9ac946dee31932', 'm3ed_3b9ac936d3bb1932', 'win_token', 'm3ed_3b9ac946dae31932', 'anti_dbg', 'm3ed_3b9ac906d6d31932', 'm3ed_3b9ac926debb1932'}</text:p>
          </table:table-cell>
          <table:table-cell office:value-type="string" calcext:value-type="string">
            <text:p>{'n3ed_0ce3390f3a534aba', 'persistence', 'n3ed_39857a1691ab1932', 'n3ed_39957a1aba231932', 'n3ed_39857a56d7a31932', 'n3ed_239c364bc6220b12', 'cred_ff', 'n3ed_239c364bc6620b12', 'n3ed_39857a56dfa31932', 'n3ed_39957a5a56c31932', 'n3ed_39857a56d9e31932', 'n3e9_411f9e99c2469932', 'n3ed_39857a5ed6d31932', 'n3ed_0ca3390f3a136932', 'n3ed_39857a46dcbb1932', 'win_hook', 'n3ed_0ce3390f3a53ebb6', 'n3ed_0ce3390f3a126b36', 'maldoc_find_kernel32_base_method_1', 'Embedded_PE', 'screenshot', 'rat_webcam', 'n3ed_0c89a5a6d2d31912', 'n3ed_39857a56d6d31932', 'n3ed_0ca3390f1a12f936', 'n3ed_291771a8c2000b32', 'n3ed_39857a4edcab0932', 'n3ed_39957a1eba231932', 'n3ed_39857a46fe231932', 'n3ed_0ce3390f3a5acad2', 'n3ed_39857a56dda31932', 'n3ed_0ca3390f1a13d932', 'keylogger', 'n3ed_39957a5ed6c31932', 'escalate_priv', 'n3ed_39857a5edec31932', 'n3ed_39857a46dbd31932', 'n3ed_39857a46fa231932', 'win_files_operation', 'n3ed_39857a56ded31932', 'n3ed_0ca3390f1a139932', 'n3ed_0ca3390f1a52f131', 'spreading_file', 'n3ed_39857a16dba31932', 'n3ed_119eae89c0000b16', 'n3ed_39857a54d6c31932', 'n3ed_1922e854d6c31912', 'create_process', 'n3ed_39957a12d3d30932', 'win_registry', 'n3ed_092fb0f929246b16', 'n3ed_39857a56ba231932', 'win_token', 'anti_dbg', 'n3ed_39857a46ee600932', 'n3ed_119e2169c0800b16', 'n3ed_0ce3390f3a1b4a9a', 'n3ed_0ce3390f3a126b16', 'n3ed_09317334d6a67916'}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il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mirai-botnet/exe/bot-gc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mirai-botnet/exe/bot-opt-ma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mirai-botnet/exe/bot-gcc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mirai-botnet/exe/bot-cla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mirai-botnet/exe/bot-clang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mirai-botnet/exe/bot-o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mirai-botnet/exe/bot-opt-main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mirai-botnet/exe/bot-opt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mirai-botnet/exe/loader-opt-ma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mirai-botnet/exe/loader-opt-main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mirai-botnet/exe/loader-gcc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mirai-botnet/exe/loader-opt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mirai-botnet/exe/loader-cla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mirai-botnet/exe/loader-clang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mirai-botnet/exe/loader-gc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mirai-botnet/exe/loader-o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BASHLITE/exe/server-gcc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BASHLITE/exe/server-o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BASHLITE/exe/server-gc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BASHLITE/exe/server-cla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BASHLITE/exe/server-opt-main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BASHLITE/exe/server-opt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BASHLITE/exe/server-clang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BASHLITE/exe/server-opt-ma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BASHLITE/exe/client-opt-main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BASHLITE/exe/client-cla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BASHLITE/exe/client-opt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BASHLITE/exe/client-opt-ma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BASHLITE/exe/client-clang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BASHLITE/exe/client-gcc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BASHLITE/exe/client-o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BASHLITE/exe/client-gc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KAAL_BHAIRAV/exe/KAAL_BHAIRAV-gcc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KAAL_BHAIRAV/exe/KAAL_BHAIRAV-gc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KAAL_BHAIRAV/exe/KAAL_BHAIRAV-opt-main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KAAL_BHAIRAV/exe/KAAL_BHAIRAV-cla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KAAL_BHAIRAV/exe/KAAL_BHAIRAV-opt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KAAL_BHAIRAV/exe/KAAL_BHAIRAV-o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KAAL_BHAIRAV/exe/KAAL_BHAIRAV-opt-ma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KAAL_BHAIRAV/exe/KAAL_BHAIRAV-clang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mettle/exe/mettle-o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mettle/exe/mettle-gc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mettle/exe/mettle-opt-main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mettle/exe/mettle-opt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mettle/exe/mettle-opt-ma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mettle/exe/mettle-cla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mettle/exe/mettle-clang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mettle/exe/mettle-gcc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VXHeaven/exe/Worm.FreeBSD.Block-gcc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VXHeaven/exe/Worm.FreeBSD.Block-o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VXHeaven/exe/Worm.FreeBSD.Block-gc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VXHeaven/exe/Worm.FreeBSD.Block-opt-main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VXHeaven/exe/Worm.FreeBSD.Block-opt-ma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VXHeaven/exe/Worm.FreeBSD.Block-clang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VXHeaven/exe/Worm.FreeBSD.Block-opt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VXHeaven/exe/Worm.FreeBSD.Block-cla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VXHeaven/exe/Virus.Unix.Adrastea-opt-main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VXHeaven/exe/Virus.Unix.Adrastea-clang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VXHeaven/exe/Virus.Unix.Adrastea-opt-ma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VXHeaven/exe/Virus.Unix.Adrastea-opt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VXHeaven/exe/Virus.Unix.Adrastea-gcc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VXHeaven/exe/Virus.Unix.Adrastea-o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VXHeaven/exe/Virus.Unix.Adrastea-cla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VXHeaven/exe/Virus.Unix.Adrastea-gc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VXHeaven/exe/Net-Worm.Linux.Slapper-cla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VXHeaven/exe/Net-Worm.Linux.Slapper-opt-ma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VXHeaven/exe/Net-Worm.Linux.Slapper-clang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VXHeaven/exe/Net-Worm.Linux.Slapper-gc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VXHeaven/exe/Net-Worm.Linux.Slapper-o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VXHeaven/exe/Net-Worm.Linux.Slapper-opt-main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VXHeaven/exe/Net-Worm.Linux.Slapper-opt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VXHeaven/exe/Net-Worm.Linux.Slapper-gcc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VXHeaven/exe/Exploit.Linux.Nhttpd-gcc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VXHeaven/exe/Exploit.Linux.Nhttpd-gc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VXHeaven/exe/Exploit.Linux.Nhttpd-opt-ma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VXHeaven/exe/Exploit.Linux.Nhttpd-clang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VXHeaven/exe/Exploit.Linux.Nhttpd-opt-main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VXHeaven/exe/Exploit.Linux.Nhttpd-opt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VXHeaven/exe/Exploit.Linux.Nhttpd-cla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VXHeaven/exe/Exploit.Linux.Nhttpd-o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VXHeaven/exe/Exploit.Linux.Interbase-gc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VXHeaven/exe/Exploit.Linux.Interbase-cla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VXHeaven/exe/Exploit.Linux.Interbase-o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VXHeaven/exe/Exploit.Linux.Interbase-opt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VXHeaven/exe/Exploit.Linux.Interbase-opt-main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VXHeaven/exe/Exploit.Linux.Interbase-clang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VXHeaven/exe/Exploit.Linux.Interbase-opt-ma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VXHeaven/exe/Exploit.Linux.Interbase-gcc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pnscan/exe/pnscan-opt-ma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pnscan/exe/pnscan-gcc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pnscan/exe/pnscan-cla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pnscan/exe/pnscan-clang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pnscan/exe/pnscan-opt-main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pnscan/exe/pnscan-gc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pnscan/exe/pnscan-opt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pnscan/exe/pnscan-o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lightaidra/exe/lightaidra-opt-main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lightaidra/exe/lightaidra-cla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lightaidra/exe/lightaidra-gcc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lightaidra/exe/lightaidra-opt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lightaidra/exe/lightaidra-o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lightaidra/exe/lightaidra-clang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lightaidra/exe/lightaidra-gc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nux_samples/lightaidra/exe/lightaidra-opt-ma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Win32.ogw0rm - Nov 2008/exe/ogw0rm-clang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Win32.ogw0rm - Nov 2008/exe/ogw0rm-opt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Win32.ogw0rm - Nov 2008/exe/ogw0rm-opt-main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Win32.ogw0rm - Nov 2008/exe/ogw0rm-opt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Win32.ogw0rm - Nov 2008/exe/ogw0rm-clang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Win32.ogw0rm - Nov 2008/exe/ogw0rm-opt-main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xTBot 0.0.2 - 2 Feb 2002/exe/xTBot-opt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xTBot 0.0.2 - 2 Feb 2002/exe/xTBot-clang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xTBot 0.0.2 - 2 Feb 2002/exe/xTBot-opt-main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ShadowBot v3 - March 2007/exe/shadowbot-clang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ShadowBot v3 - March 2007/exe/shadowbot-opt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ShadowBot v3 - March 2007/exe/shadowbot-opt-main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ShadowBot v3 - March 2007/exe/shadowbot-clang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imikatz/exe/mimilib-opt32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imikatz/exe/mimilib-opt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imikatz/exe/mimilib-opt-main32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imikatz/exe/mimilib-clang32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imikatz/exe/mimilib-opt-main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imikatz/exe/mimilib-clang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imikatz/exe/mimispool-opt32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imikatz/exe/mimispool-clang32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imikatz/exe/mimispool-opt-main32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imikatz/exe/mimispool-opt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imikatz/exe/mimispool-opt-main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imikatz/exe/mimispool-clang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imikatz/exe/mimilove-opt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imikatz/exe/mimilove-opt-main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imikatz/exe/mimilove-clang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imikatz/exe/mimilove-clang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imikatz/exe/mimilove-opt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imikatz/exe/mimilove-opt-main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imikatz/exe/mimikatz-clang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imikatz/exe/mimikatz-opt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imikatz/exe/mimikatz-opt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imikatz/exe/mimikatz-opt-main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imikatz/exe/mimikatz-clang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imikatz/exe/mimikatz-opt-main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Grum/exe/Grum-opt-main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Grum/exe/Grum-clang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Grum/exe/Grum-opt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Dexter/exe/Dexter-opt-main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Dexter/exe/Dexter-opt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Dexter/exe/Dexter-opt-main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Dexter/exe/Dexter-clang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Dexter/exe/Dexter-opt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Dexter/exe/Dexter-clang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rBot 0.3.3 - May 2004/exe/rBot-clang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rBot 0.3.3 - May 2004/exe/rBot-opt-main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rBot 0.3.3 - May 2004/exe/rBot-opt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Alina/exe/alina-clang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Alina/exe/alina-opt-main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Alina/exe/alina-clang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Alina/exe/alina-opt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Alina/exe/alina-opt-main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Alina/exe/alina-opt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PolymorphicVirus/exe/encrypt-opt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PolymorphicVirus/exe/encrypt-opt-main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PolymorphicVirus/exe/encrypt-clang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PolymorphicVirus/exe/encrypt-opt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PolymorphicVirus/exe/encrypt-opt-main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PolymorphicVirus/exe/encrypt-clang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Carberp/exe/Full-opt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Carberp/exe/Full-opt-main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Carberp/exe/Full-clang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Carberp/exe/BotLoader2-clang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Carberp/exe/BotLoader2-opt-main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Carberp/exe/BotLoader2-opt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Carberp/exe/BootkitRunBot-clang32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Carberp/exe/BootkitRunBot-opt32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Carberp/exe/BootkitRunBot-opt-main32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Carberp/exe/BootkitInstallReport-opt-main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Carberp/exe/BootkitInstallReport-opt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Carberp/exe/BootkitInstallReport-clang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Carberp/exe/ddos-opt32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Carberp/exe/ddos-opt-main32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Carberp/exe/ddos-clang32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Carberp/exe/CoreDll-opt32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Carberp/exe/CoreDll-clang32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Carberp/exe/CoreDll-opt-main32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Carberp/exe/BinToHex-clang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Carberp/exe/BinToHex-opt-main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Carberp/exe/BinToHex-opt-main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Carberp/exe/BinToHex-opt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Carberp/exe/BinToHex-clang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Carberp/exe/BinToHex-opt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Carberp/exe/anti_rapport-opt-main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Carberp/exe/anti_rapport-clang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Carberp/exe/anti_rapport-opt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ReflectiveDLLInjection/exe/ReflectiveLoader-clang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ReflectiveDLLInjection/exe/ReflectiveLoader-opt-main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ReflectiveDLLInjection/exe/ReflectiveLoader-clang32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ReflectiveDLLInjection/exe/ReflectiveLoader-opt-main32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ReflectiveDLLInjection/exe/ReflectiveLoader-opt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ReflectiveDLLInjection/exe/ReflectiveLoader-opt32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ReflectiveDLLInjection/exe/Inject-opt-main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ReflectiveDLLInjection/exe/Inject-clang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ReflectiveDLLInjection/exe/Inject-clang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ReflectiveDLLInjection/exe/Inject-opt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ReflectiveDLLInjection/exe/Inject-opt-main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ReflectiveDLLInjection/exe/Inject-opt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Dokan - Dec 2008/exe/dokan_mount-opt-main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Dokan - Dec 2008/exe/dokan_mount-clang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Dokan - Dec 2008/exe/dokan_mount-clang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Dokan - Dec 2008/exe/dokan_mount-opt-main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Dokan - Dec 2008/exe/dokan_mount-opt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Dokan - Dec 2008/exe/dokan_mount-opt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Dokan - Dec 2008/exe/dokan-opt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Dokan - Dec 2008/exe/dokan-opt-main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Dokan - Dec 2008/exe/dokan-clang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Dokan - Dec 2008/exe/dokan-clang32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Dokan - Dec 2008/exe/dokan-opt-main32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Dokan - Dec 2008/exe/dokan-opt32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CyberBot v2.2 - October 2006/exe/CyberBot-opt-main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CyberBot v2.2 - October 2006/exe/CyberBot-clang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CyberBot v2.2 - October 2006/exe/CyberBot-opt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yDoom.A - Jan 2004/exe/client-opt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yDoom.A - Jan 2004/exe/client-clang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yDoom.A - Jan 2004/exe/client-clang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yDoom.A - Jan 2004/exe/client-opt-main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yDoom.A - Jan 2004/exe/client-opt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yDoom.A - Jan 2004/exe/client-opt-main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yDoom.A - Jan 2004/exe/crypt1-opt-main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yDoom.A - Jan 2004/exe/crypt1-opt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yDoom.A - Jan 2004/exe/crypt1-opt-main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yDoom.A - Jan 2004/exe/crypt1-clang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yDoom.A - Jan 2004/exe/crypt1-opt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yDoom.A - Jan 2004/exe/crypt1-clang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yDoom.A - Jan 2004/exe/MyDoomA-opt-main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yDoom.A - Jan 2004/exe/MyDoomA-opt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yDoom.A - Jan 2004/exe/MyDoomA-opt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yDoom.A - Jan 2004/exe/MyDoomA-clang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yDoom.A - Jan 2004/exe/MyDoomA-opt-main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yDoom.A - Jan 2004/exe/MyDoomA-clang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yDoom.A - Jan 2004/exe/cleanpe-opt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yDoom.A - Jan 2004/exe/cleanpe-opt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yDoom.A - Jan 2004/exe/cleanpe-clang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yDoom.A - Jan 2004/exe/cleanpe-opt-main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yDoom.A - Jan 2004/exe/cleanpe-clang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yDoom.A - Jan 2004/exe/cleanpe-opt-main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yDoom.A - Jan 2004/exe/bin2c-opt-main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yDoom.A - Jan 2004/exe/bin2c-opt-main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yDoom.A - Jan 2004/exe/bin2c-clang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yDoom.A - Jan 2004/exe/bin2c-opt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yDoom.A - Jan 2004/exe/bin2c-opt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yDoom.A - Jan 2004/exe/bin2c-clang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yDoom.A - Jan 2004/exe/xproxy-clang32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yDoom.A - Jan 2004/exe/xproxy-opt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yDoom.A - Jan 2004/exe/xproxy-opt32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yDoom.A - Jan 2004/exe/xproxy-opt-main32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yDoom.A - Jan 2004/exe/xproxy-clang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yDoom.A - Jan 2004/exe/xproxy-opt-main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yDoom.A - Jan 2004/exe/rot13-opt-main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yDoom.A - Jan 2004/exe/rot13-clang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yDoom.A - Jan 2004/exe/rot13-opt-main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yDoom.A - Jan 2004/exe/rot13-clang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yDoom.A - Jan 2004/exe/rot13-opt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yDoom.A - Jan 2004/exe/rot13-opt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X0R-USB - Virus Version - Jan 2009/exe/xor-usb-clang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X0R-USB - Virus Version - Jan 2009/exe/xor-usb-clang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X0R-USB - Virus Version - Jan 2009/exe/xor-usb-opt-main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X0R-USB - Virus Version - Jan 2009/exe/xor-usb-opt-main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X0R-USB - Virus Version - Jan 2009/exe/xor-usb-opt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X0R-USB - Virus Version - Jan 2009/exe/xor-usb-opt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X0R-USB - Virus Version - Jan 2009/exe/xor-clang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X0R-USB - Virus Version - Jan 2009/exe/xor-opt-main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X0R-USB - Virus Version - Jan 2009/exe/xor-opt-main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X0R-USB - Virus Version - Jan 2009/exe/xor-clang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X0R-USB - Virus Version - Jan 2009/exe/xor-opt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X0R-USB - Virus Version - Jan 2009/exe/xor-opt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eterpreter/exe/metsrv-opt-main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eterpreter/exe/metsrv-clang32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eterpreter/exe/metsrv-clang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eterpreter/exe/metsrv-opt-main32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eterpreter/exe/screenshot-opt-main32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eterpreter/exe/screenshot-opt32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eterpreter/exe/screenshot-clang32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eterpreter/exe/elevator-opt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eterpreter/exe/elevator-opt-main32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eterpreter/exe/elevator-opt-main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eterpreter/exe/elevator-clang32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eterpreter/exe/elevator-opt32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meterpreter/exe/elevator-clang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LiquidBot - May 2005/exe/LiquidBot-opt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LiquidBot - May 2005/exe/LiquidBot-clang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LiquidBot - May 2005/exe/LiquidBot-opt-main32.ex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AryanRAT/exe/AryanRAT-opt32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AryanRAT/exe/AryanRAT-opt-main32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AryanRAT/exe/AryanRAT-clang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AryanRAT/exe/AryanRAT-clang32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AryanRAT/exe/AryanRAT-opt.d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home/user/devel/malware/win_samples/AryanRAT/exe/AryanRAT-opt-main.dll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 style:data-style-name="N2" text:time-value="20:22:11.4879388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17:51:02.675486139</meta:creation-date>
    <dc:date>2021-07-25T20:23:20.952218639</dc:date>
    <meta:editing-duration>PT5M42S</meta:editing-duration>
    <meta:editing-cycles>3</meta:editing-cycles>
    <meta:generator>LibreOffice/6.0.7.3$Linux_X86_64 LibreOffice_project/00m0$Build-3</meta:generator>
    <meta:document-statistic meta:table-count="1" meta:cell-count="556" meta:object-count="0"/>
  </office:meta>
</office:document-meta>
</file>